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ListStyle">
      <style:paragraph-properties fo:margin-left="0cm" fo:margin-right="0cm" fo:margin-top="0cm" fo:margin-bottom="0cm" fo:line-height="115%" fo:text-align="justify" style:justify-single-word="false" fo:text-indent="0cm" style:auto-text-indent="false" fo:break-before="page"/>
    </style:style>
    <style:style style:name="P2" style:family="paragraph" style:parent-style-name="ListStyle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3" style:family="paragraph" style:parent-style-name="ListStyle">
      <style:paragraph-properties fo:margin-left="0cm" fo:margin-right="0cm" fo:margin-top="0cm" fo:margin-bottom="0cm" fo:line-height="115%" fo:text-align="justify" style:justify-single-word="false" fo:text-indent="0cm" style:auto-text-indent="false"/>
    </style:style>
    <style:style style:name="P4" style:family="paragraph" style:parent-style-name="ListStyle">
      <style:paragraph-properties fo:margin-left="0cm" fo:margin-right="0cm" fo:margin-top="0cm" fo:margin-bottom="0cm" fo:line-height="115%" fo:text-align="justify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ListStyle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4" style:family="text">
      <style:text-properties fo:color="#000099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rodução</text:p>
      <text:p text:style-name="Standard"/>
      <text:p text:style-name="Standard">A pesquisa visa estabelecer um padrão de qualidade para transparência municipal e criar uma metodologia de análise que possibilite a comparação universal de portais da transparência para a criação de um ranking nacional</text:p>
      <text:p text:style-name="Standard"/>
      <text:p text:style-name="Standard">Palavras-chave</text:p>
      <text:p text:style-name="Standard">Qualidade, Transparência Orçamentária Municipal, Ranking de Transparência,</text:p>
      <text:p text:style-name="Standard"/>
      <text:p text:style-name="Standard">Projeto de pesquisa que visa analisar o tratamento dado as informações contábeis das prefeituras e a qualidade da transparência</text:p>
      <text:p text:style-name="Standard"/>
      <text:p text:style-name="Standard">Objetivo Gerais</text:p>
      <text:p text:style-name="Standard">Estabelecer parâmetros de qualidade para a divulgação de informações municipais via internet</text:p>
      <text:p text:style-name="Standard"/>
      <text:p text:style-name="Standard">Objetivos Específicos</text:p>
      <text:p text:style-name="Standard">Permitir a comparação e evolução dos portais de transparências para criar uma ranking nacional de transparência municipal</text:p>
      <text:p text:style-name="Standard"/>
      <text:p text:style-name="Standard"/>
      <text:p text:style-name="P1"><text:span text:style-name="Default_20_Paragraph_20_Font"><text:span text:style-name="T1">Referência</text:span></text:span></text:p>
      <text:p text:style-name="P3"><text:span text:style-name="Default_20_Paragraph_20_Font"><text:span text:style-name="T1">BRASIL. Lei Complementar n. 101, de 4 de maio de 2000. Disponível em: &lt;</text:span></text:span><text:a xlink:type="simple" xlink:href="http://www.google.com/url?q=http%3A%2F%2Fwww.planalto.gov.br%2Fccivil_03%2FLeis%2FLCP%2FLcp101.htm&amp;sa=D&amp;sntz=1&amp;usg=AFQjCNFTy-a1Rk-Os9FCu3_OOgQbe4wFtg"><text:span text:style-name="Default_20_Paragraph_20_Font"> 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http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://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www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.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planalto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.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gov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.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br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/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ccivil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_03/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Leis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/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LCP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/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Lcp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101.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htm</text:span></text:a><text:span text:style-name="Default_20_Paragraph_20_Font"><text:span text:style-name="T1">&gt;. Acesso em: 25 out 2010.</text:span></text:span></text:p>
      <text:p text:style-name="P4"/>
      <text:p text:style-name="P3"><text:span text:style-name="Default_20_Paragraph_20_Font"><text:span text:style-name="T1">BRASIL. Lei Complementar n. 131, de 27 de maio de 2009. Disponível em: &lt;</text:span></text:span><text:a xlink:type="simple" xlink:href="http://www.google.com/url?q=http%3A%2F%2Fwww.planalto.gov.br%2Fccivil%2Fleis%2FLCP%2FLcp131.htm&amp;sa=D&amp;sntz=1&amp;usg=AFQjCNGbkbooFjFFmbvuB2oLfohSrzHu4g"><text:span text:style-name="Default_20_Paragraph_20_Font"> </text:span></text:a><text:a xlink:type="simple" xlink:href="http://www.google.com/url?q=http%3A%2F%2Fwww.planalto.gov.br%2Fccivil%2Fleis%2FLCP%2FLcp131.htm&amp;sa=D&amp;sntz=1&amp;usg=AFQjCNGbkbooFjFFmbvuB2oLfohSrzHu4g"><text:span text:style-name="Default_20_Paragraph_20_Font">http</text:span></text:a><text:a xlink:type="simple" xlink:href="http://www.google.com/url?q=http%3A%2F%2Fwww.planalto.gov.br%2Fccivil%2Fleis%2FLCP%2FLcp131.htm&amp;sa=D&amp;sntz=1&amp;usg=AFQjCNGbkbooFjFFmbvuB2oLfohSrzHu4g"><text:span text:style-name="Default_20_Paragraph_20_Font">://</text:span></text:a><text:a xlink:type="simple" xlink:href="http://www.google.com/url?q=http%3A%2F%2Fwww.planalto.gov.br%2Fccivil%2Fleis%2FLCP%2FLcp131.htm&amp;sa=D&amp;sntz=1&amp;usg=AFQjCNGbkbooFjFFmbvuB2oLfohSrzHu4g"><text:span text:style-name="Default_20_Paragraph_20_Font">www</text:span></text:a><text:a xlink:type="simple" xlink:href="http://www.google.com/url?q=http%3A%2F%2Fwww.planalto.gov.br%2Fccivil%2Fleis%2FLCP%2FLcp131.htm&amp;sa=D&amp;sntz=1&amp;usg=AFQjCNGbkbooFjFFmbvuB2oLfohSrzHu4g"><text:span text:style-name="Default_20_Paragraph_20_Font">.</text:span></text:a><text:a xlink:type="simple" xlink:href="http://www.google.com/url?q=http%3A%2F%2Fwww.planalto.gov.br%2Fccivil%2Fleis%2FLCP%2FLcp131.htm&amp;sa=D&amp;sntz=1&amp;usg=AFQjCNGbkbooFjFFmbvuB2oLfohSrzHu4g"><text:span text:style-name="Default_20_Paragraph_20_Font">planalto</text:span></text:a><text:a xlink:type="simple" xlink:href="http://www.google.com/url?q=http%3A%2F%2Fwww.planalto.gov.br%2Fccivil%2Fleis%2FLCP%2FLcp131.htm&amp;sa=D&amp;sntz=1&amp;usg=AFQjCNGbkbooFjFFmbvuB2oLfohSrzHu4g"><text:span text:style-name="Default_20_Paragraph_20_Font">.</text:span></text:a><text:a xlink:type="simple" xlink:href="http://www.google.com/url?q=http%3A%2F%2Fwww.planalto.gov.br%2Fccivil%2Fleis%2FLCP%2FLcp131.htm&amp;sa=D&amp;sntz=1&amp;usg=AFQjCNGbkbooFjFFmbvuB2oLfohSrzHu4g"><text:span text:style-name="Default_20_Paragraph_20_Font">gov</text:span></text:a><text:a xlink:type="simple" xlink:href="http://www.google.com/url?q=http%3A%2F%2Fwww.planalto.gov.br%2Fccivil%2Fleis%2FLCP%2FLcp131.htm&amp;sa=D&amp;sntz=1&amp;usg=AFQjCNGbkbooFjFFmbvuB2oLfohSrzHu4g"><text:span text:style-name="Default_20_Paragraph_20_Font">.</text:span></text:a><text:a xlink:type="simple" xlink:href="http://www.google.com/url?q=http%3A%2F%2Fwww.planalto.gov.br%2Fccivil%2Fleis%2FLCP%2FLcp131.htm&amp;sa=D&amp;sntz=1&amp;usg=AFQjCNGbkbooFjFFmbvuB2oLfohSrzHu4g"><text:span text:style-name="Default_20_Paragraph_20_Font">br</text:span></text:a><text:a xlink:type="simple" xlink:href="http://www.google.com/url?q=http%3A%2F%2Fwww.planalto.gov.br%2Fccivil%2Fleis%2FLCP%2FLcp131.htm&amp;sa=D&amp;sntz=1&amp;usg=AFQjCNGbkbooFjFFmbvuB2oLfohSrzHu4g"><text:span text:style-name="Default_20_Paragraph_20_Font">/</text:span></text:a><text:a xlink:type="simple" xlink:href="http://www.google.com/url?q=http%3A%2F%2Fwww.planalto.gov.br%2Fccivil%2Fleis%2FLCP%2FLcp131.htm&amp;sa=D&amp;sntz=1&amp;usg=AFQjCNGbkbooFjFFmbvuB2oLfohSrzHu4g"><text:span text:style-name="Default_20_Paragraph_20_Font">ccivil</text:span></text:a><text:a xlink:type="simple" xlink:href="http://www.google.com/url?q=http%3A%2F%2Fwww.planalto.gov.br%2Fccivil%2Fleis%2FLCP%2FLcp131.htm&amp;sa=D&amp;sntz=1&amp;usg=AFQjCNGbkbooFjFFmbvuB2oLfohSrzHu4g"><text:span text:style-name="Default_20_Paragraph_20_Font">/</text:span></text:a><text:a xlink:type="simple" xlink:href="http://www.google.com/url?q=http%3A%2F%2Fwww.planalto.gov.br%2Fccivil%2Fleis%2FLCP%2FLcp131.htm&amp;sa=D&amp;sntz=1&amp;usg=AFQjCNGbkbooFjFFmbvuB2oLfohSrzHu4g"><text:span text:style-name="Default_20_Paragraph_20_Font">leis</text:span></text:a><text:a xlink:type="simple" xlink:href="http://www.google.com/url?q=http%3A%2F%2Fwww.planalto.gov.br%2Fccivil%2Fleis%2FLCP%2FLcp131.htm&amp;sa=D&amp;sntz=1&amp;usg=AFQjCNGbkbooFjFFmbvuB2oLfohSrzHu4g"><text:span text:style-name="Default_20_Paragraph_20_Font">/</text:span></text:a><text:a xlink:type="simple" xlink:href="http://www.google.com/url?q=http%3A%2F%2Fwww.planalto.gov.br%2Fccivil%2Fleis%2FLCP%2FLcp131.htm&amp;sa=D&amp;sntz=1&amp;usg=AFQjCNGbkbooFjFFmbvuB2oLfohSrzHu4g"><text:span text:style-name="Default_20_Paragraph_20_Font">LCP</text:span></text:a><text:a xlink:type="simple" xlink:href="http://www.google.com/url?q=http%3A%2F%2Fwww.planalto.gov.br%2Fccivil%2Fleis%2FLCP%2FLcp131.htm&amp;sa=D&amp;sntz=1&amp;usg=AFQjCNGbkbooFjFFmbvuB2oLfohSrzHu4g"><text:span text:style-name="Default_20_Paragraph_20_Font">/</text:span></text:a><text:a xlink:type="simple" xlink:href="http://www.google.com/url?q=http%3A%2F%2Fwww.planalto.gov.br%2Fccivil%2Fleis%2FLCP%2FLcp131.htm&amp;sa=D&amp;sntz=1&amp;usg=AFQjCNGbkbooFjFFmbvuB2oLfohSrzHu4g"><text:span text:style-name="Default_20_Paragraph_20_Font">Lcp</text:span></text:a><text:a xlink:type="simple" xlink:href="http://www.google.com/url?q=http%3A%2F%2Fwww.planalto.gov.br%2Fccivil%2Fleis%2FLCP%2FLcp131.htm&amp;sa=D&amp;sntz=1&amp;usg=AFQjCNGbkbooFjFFmbvuB2oLfohSrzHu4g"><text:span text:style-name="Default_20_Paragraph_20_Font">131.</text:span></text:a><text:a xlink:type="simple" xlink:href="http://www.google.com/url?q=http%3A%2F%2Fwww.planalto.gov.br%2Fccivil%2Fleis%2FLCP%2FLcp131.htm&amp;sa=D&amp;sntz=1&amp;usg=AFQjCNGbkbooFjFFmbvuB2oLfohSrzHu4g"><text:span text:style-name="Default_20_Paragraph_20_Font">htm</text:span></text:a><text:span text:style-name="Default_20_Paragraph_20_Font"><text:span text:style-name="T1">&gt;. Acesso em: 25 out 2010.</text:span></text:span></text:p>
      <text:p text:style-name="P4"/>
      <text:p text:style-name="P3"><text:span text:style-name="Default_20_Paragraph_20_Font"><text:span text:style-name="T1">BRASIL. Ministério do Planejamento, Orçamento e Gestão, Secretária de Logística e Tecnologia da Informação - Departamento do Governo Eletrônico. </text:span></text:span><text:span text:style-name="Default_20_Paragraph_20_Font"><text:span text:style-name="T2">Indicadores e Métricas para avaliação de e-Serviços</text:span></text:span><text:span text:style-name="Default_20_Paragraph_20_Font"><text:span text:style-name="T1">. Disponível em : &lt;</text:span></text:span><text:span text:style-name="Default_20_Paragraph_20_Font"><text:span text:style-name="T4">http://www.governoeletronico.gov.br/anexos/indicadores-e-metricas-para-avaliacao-de-e-servicos</text:span></text:span><text:span text:style-name="Default_20_Paragraph_20_Font"><text:span text:style-name="T1">&gt;Acesso em: 5 dez 2010.</text:span></text:span></text:p>
      <text:p text:style-name="P4"/>
      <text:p text:style-name="P3"><text:span text:style-name="Default_20_Paragraph_20_Font"><text:span text:style-name="T1">BRASIL. Ministério do Planejamento, Orçamento e Gestão, Secretária de Logística e Tecnologia da Informação. Ministério da Educação - Secretaria de Educação Profissional e Tecnológica. </text:span></text:span><text:span text:style-name="Default_20_Paragraph_20_Font"><text:span text:style-name="T2">E-mag Modelo de Acessibilidade em Governo Eletrônico</text:span></text:span><text:span text:style-name="Default_20_Paragraph_20_Font"><text:span text:style-name="T1">. Disponível em : &lt;</text:span></text:span><text:a xlink:type="simple" xlink:href="http://www.google.com/url?q=https%3A%2F%2Fwww.governoeletronico.gov.br%2Facoes-e-projetos%2Fe-MAG&amp;sa=D&amp;sntz=1&amp;usg=AFQjCNGoHGn3QtocGuKkqc4BSaQFYIpP9A"><text:span text:style-name="Default_20_Paragraph_20_Font">https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://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www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.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governoeletronico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.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gov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.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br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/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acoes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-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e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-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projetos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/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e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-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MAG</text:span></text:a><text:span text:style-name="Default_20_Paragraph_20_Font"><text:span text:style-name="T1">&gt; Acesso em: 5 dez 2010.</text:span></text:span></text:p>
      <text:p text:style-name="P4"/>
      <text:p text:style-name="P3"><text:span text:style-name="Default_20_Paragraph_20_Font"><text:span text:style-name="T1">BRASIL. Ministério do Planejamento, Orçamento e Gestão, Secretária de Logística e Tecnologia da Informação - Departamento do Governo Eletrônico. Disponível em: &lt;</text:span></text:span><text:span text:style-name="Default_20_Paragraph_20_Font"><text:span text:style-name="T4">(http://www.governoeletronico.gov.br/acoes-e-projetos/e-ping-padroes-de-interoperabilidade/lista-de-assuntos-do-governo-lag)</text:span></text:span><text:span text:style-name="Default_20_Paragraph_20_Font"><text:span text:style-name="T1">&gt;. Acesso em: 5 de dez 2010.</text:span></text:span></text:p>
      <text:p text:style-name="P4"/>
      <text:p text:style-name="P3"><text:span text:style-name="Default_20_Paragraph_20_Font"><text:span text:style-name="T1">FMI – FUNDO MONETÁRIO INTERNACIONAL (IMF – International Monetary Fund) </text:span></text:span><text:span text:style-name="Default_20_Paragraph_20_Font"><text:span text:style-name="T2">Manual on Fiscal Transparency</text:span></text:span><text:span text:style-name="Default_20_Paragraph_20_Font"><text:span text:style-name="T1"> (1998, Revised Edition 2007). Disponível em: &lt;</text:span></text:span><text:a xlink:type="simple" xlink:href="http://www.google.com/url?q=http%3A%2F%2Fwww.imf.org%2Fexternal%2Fnp%2Fpp%2F2007%2Feng%2F101907m.pdf&amp;sa=D&amp;sntz=1&amp;usg=AFQjCNFNOclntg0_1hm0IxYXhfVHI1TFRA"><text:span text:style-name="Default_20_Paragraph_20_Font"> 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http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://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www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.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imf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.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org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/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external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/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np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/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pp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/2007/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eng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/101907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m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.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pdf</text:span></text:a><text:span text:style-name="Default_20_Paragraph_20_Font"><text:span text:style-name="T1">.&gt; Acesso em: 25 out 2010.</text:span></text:span></text:p>
      <text:p text:style-name="P5"/>
      <text:p text:style-name="P3"><text:span text:style-name="Default_20_Paragraph_20_Font"><text:span text:style-name="T1">OCDE (2008). </text:span></text:span><text:span text:style-name="Default_20_Paragraph_20_Font"><text:span text:style-name="T2">Melhores práticas da OCDE para a Transparência Orçamentária.</text:span></text:span><text:span text:style-name="Default_20_Paragraph_20_Font"><text:span text:style-name="T1"> Disponível em: &lt;</text:span></text:span><text:a xlink:type="simple" xlink:href="http://www.google.com/url?q=http%3A%2F%2Fwww.oecd.org%2Fdataoecd%2F62%2F24%2F41549036.pdf&amp;sa=D&amp;sntz=1&amp;usg=AFQjCNEwWf6gEEsvLnSIQHR3y-CcVqD97g"><text:span text:style-name="Default_20_Paragraph_20_Font">http</text:span></text:a><text:a xlink:type="simple" xlink:href="http://www.google.com/url?q=http%3A%2F%2Fwww.oecd.org%2Fdataoecd%2F62%2F24%2F41549036.pdf&amp;sa=D&amp;sntz=1&amp;usg=AFQjCNEwWf6gEEsvLnSIQHR3y-CcVqD97g"><text:span text:style-name="Default_20_Paragraph_20_Font">://</text:span></text:a><text:a xlink:type="simple" xlink:href="http://www.google.com/url?q=http%3A%2F%2Fwww.oecd.org%2Fdataoecd%2F62%2F24%2F41549036.pdf&amp;sa=D&amp;sntz=1&amp;usg=AFQjCNEwWf6gEEsvLnSIQHR3y-CcVqD97g"><text:span text:style-name="Default_20_Paragraph_20_Font">www</text:span></text:a><text:a xlink:type="simple" xlink:href="http://www.google.com/url?q=http%3A%2F%2Fwww.oecd.org%2Fdataoecd%2F62%2F24%2F41549036.pdf&amp;sa=D&amp;sntz=1&amp;usg=AFQjCNEwWf6gEEsvLnSIQHR3y-CcVqD97g"><text:span text:style-name="Default_20_Paragraph_20_Font">.</text:span></text:a><text:a xlink:type="simple" xlink:href="http://www.google.com/url?q=http%3A%2F%2Fwww.oecd.org%2Fdataoecd%2F62%2F24%2F41549036.pdf&amp;sa=D&amp;sntz=1&amp;usg=AFQjCNEwWf6gEEsvLnSIQHR3y-CcVqD97g"><text:span text:style-name="Default_20_Paragraph_20_Font">oecd</text:span></text:a><text:a xlink:type="simple" xlink:href="http://www.google.com/url?q=http%3A%2F%2Fwww.oecd.org%2Fdataoecd%2F62%2F24%2F41549036.pdf&amp;sa=D&amp;sntz=1&amp;usg=AFQjCNEwWf6gEEsvLnSIQHR3y-CcVqD97g"><text:span text:style-name="Default_20_Paragraph_20_Font">.</text:span></text:a><text:a xlink:type="simple" xlink:href="http://www.google.com/url?q=http%3A%2F%2Fwww.oecd.org%2Fdataoecd%2F62%2F24%2F41549036.pdf&amp;sa=D&amp;sntz=1&amp;usg=AFQjCNEwWf6gEEsvLnSIQHR3y-CcVqD97g"><text:span text:style-name="Default_20_Paragraph_20_Font">org</text:span></text:a><text:a xlink:type="simple" xlink:href="http://www.google.com/url?q=http%3A%2F%2Fwww.oecd.org%2Fdataoecd%2F62%2F24%2F41549036.pdf&amp;sa=D&amp;sntz=1&amp;usg=AFQjCNEwWf6gEEsvLnSIQHR3y-CcVqD97g"><text:span text:style-name="Default_20_Paragraph_20_Font">/</text:span></text:a><text:a xlink:type="simple" xlink:href="http://www.google.com/url?q=http%3A%2F%2Fwww.oecd.org%2Fdataoecd%2F62%2F24%2F41549036.pdf&amp;sa=D&amp;sntz=1&amp;usg=AFQjCNEwWf6gEEsvLnSIQHR3y-CcVqD97g"><text:span text:style-name="Default_20_Paragraph_20_Font">dataoecd</text:span></text:a><text:a xlink:type="simple" xlink:href="http://www.google.com/url?q=http%3A%2F%2Fwww.oecd.org%2Fdataoecd%2F62%2F24%2F41549036.pdf&amp;sa=D&amp;sntz=1&amp;usg=AFQjCNEwWf6gEEsvLnSIQHR3y-CcVqD97g"><text:span text:style-name="Default_20_Paragraph_20_Font">/62/24/41549036.</text:span></text:a><text:a xlink:type="simple" xlink:href="http://www.google.com/url?q=http%3A%2F%2Fwww.oecd.org%2Fdataoecd%2F62%2F24%2F41549036.pdf&amp;sa=D&amp;sntz=1&amp;usg=AFQjCNEwWf6gEEsvLnSIQHR3y-CcVqD97g"><text:span text:style-name="Default_20_Paragraph_20_Font">pdf</text:span></text:a><text:span text:style-name="Default_20_Paragraph_20_Font"><text:span text:style-name="T1"> &gt; Acesso em: 25 out 2010.</text:span></text:span></text:p>
      <text:p text:style-name="P5"/>
      <text:p text:style-name="P2"><text:span text:style-name="Default_20_Paragraph_20_Font"><text:span text:style-name="T1">WIKIPEDIA. Desenvolvido pela Wikimedia Foundation. Apresenta conteúdo enciclopédico. Disponível em: &lt;</text:span></text:span><text:a xlink:type="simple" xlink:href="http://www.google.com/url?q=http%3A%2F%2Fpt.wikipedia.org%2Fwiki%2FS%25C3%25A3o_Carlos_(S%25C3%25A3o_Paulo)&amp;sa=D&amp;sntz=1&amp;usg=AFQjCNGrxy_Xda8HUd_49F7hrkF8WAL7UQ"><text:span text:style-name="Default_20_Paragraph_20_Font">http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://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pt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.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wikipedia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.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org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/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wiki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/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S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%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C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3%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A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3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o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_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Carlos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_(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S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%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C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3%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A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3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o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_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Paulo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)</text:span></text:a><text:span text:style-name="Default_20_Paragraph_20_Font"><text:span text:style-name="T1">&gt;. Acesso em: 25 out 2010.</text:span></text:span></text:p>
      <text:p text:style-name="P5"/>
      <text:p text:style-name="P2"><text:span text:style-name="Default_20_Paragraph_20_Font"><text:span text:style-name="T1">PIRES, VA </text:span></text:span><text:span text:style-name="Default_20_Paragraph_20_Font"><text:span text:style-name="T3">et al.</text:span></text:span><text:span text:style-name="Default_20_Paragraph_20_Font"><text:span text:style-name="T1"> </text:span></text:span><text:span text:style-name="Default_20_Paragraph_20_Font"><text:span text:style-name="T2">Transparência orçamentária municipal via web (TOM Web) após a Lei Complementar 131/09</text:span></text:span><text:span text:style-name="Default_20_Paragraph_20_Font"><text:span text:style-name="T1">: os casos da Região Administrativa Central do Estado de São Paulo. GPCGP UNESP Araraquara, 2010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Style" style:family="paragraph" style:parent-style-name="Standard">
      <style:paragraph-properties fo:margin-left="0cm" fo:margin-right="0cm" fo:line-height="150%" fo:text-indent="1.251cm" style:auto-text-indent="false" style:shadow="none">
        <style:tab-stops/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Matelli</meta:initial-creator>
    <meta:creation-date>2011-02-14T16:59:01</meta:creation-date>
    <dc:date>2011-02-14T17:45:51</dc:date>
    <dc:creator>Francisco Matelli</dc:creator>
    <meta:editing-duration>PT00H46M51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2" meta:paragraph-count="19" meta:word-count="330" meta:character-count="2771"/>
  </office:meta>
</office:document-meta>
</file>